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line-height="200%" fo:text-align="end"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start" style:justify-single-word="false"/>
    </style:style>
    <style:style style:name="P5" style:family="paragraph" style:parent-style-name="Header">
      <style:paragraph-properties fo:line-height="200%" fo:text-align="start" style:justify-single-word="false"/>
    </style:style>
    <style:style style:name="T1" style:family="text">
      <style:text-properties fo:font-size="12pt" fo:font-weight="normal" fo:background-color="transparent" style:font-size-asian="12pt" style:font-weight-asian="normal" style:font-size-complex="12pt" style:font-weight-complex="normal"/>
    </style:style>
    <style:style style:name="T2" style:family="text">
      <style:text-properties style:font-name="Times New Roman" fo:font-size="12pt" fo:font-weight="normal" fo:background-color="transparent"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ric Blackburn<text:line-break/>Schultz<text:line-break/>English 131.11</text:p>
      <text:p text:style-name="P5"><text:span text:style-name="Strong_20_Emphasis"><text:span text:style-name="T1">26 February 2010</text:span></text:span></text:p>
      <text:p text:style-name="P3"><text:span text:style-name="Strong_20_Emphasis"><text:span text:style-name="T1">One Scorching Michigan Summer in the Highlands</text:span></text:span></text:p>
      <text:p text:style-name="P2"><text:span text:style-name="Strong_20_Emphasis"><text:span text:style-name="T1"><text:tab/>The photo attached to this essay is a picture of my self climbing a hill on my dirt bike. The picture is incredibly deceptive because of vegetation, sun light being scattered by the trees, the seemingly short distance to the “corner” behind me. In reality, this hill was easily 350 – 450 foot high, sand laced, embedded with large glacier rocks, large parts washed out from rain, and roots carved across the trail. This hill was truly a monster, but as I looked at it from the bottom, the more I became excited. This was one of the first true tests of skill, navigation, and my ability to feel the bike and trail as I climbed. As my dad, our friend Bob, and I climbed, the level of difficulty increased exponentially. </text:span></text:span></text:p>
      <text:p text:style-name="P2"><text:span text:style-name="Strong_20_Emphasis"><text:span text:style-name="T1"><text:tab/>It had been a Saturday in August <text:s/>2008, I have my sleeves rolled up and it's intensely hot and dry. Since it was such a hot weekend, we had only rode out ten miles or so before we had stop to drink some water and cool off for a moment. We all stood around and saw a small path in the brush in what looked like goes up a mountain or hill side. As I looked over, it seemed fairly boring and unintimidating, but as we began to climb it, it all changed very quickly and started to excite me. Being an adrenalin junkie, the bigger the obstacle placed in front of me, the more excited I become and push my self over the top of it. There is nothing better then the sheer thrill of being on the edge. That edge is very thin though and you can quickly fall off it. This particular climb though turned out worse then I would ever have imagined and quickly taught myself some lessons about my self. Reflecting back on this event through this paper I have come to discover that I am really capable of accomplishing tasks that I set out to do and I am not just that lazy, sleepy, quiet, always bored looking person in the corner.</text:span></text:span></text:p>
      <text:p text:style-name="P2"><text:span text:style-name="Strong_20_Emphasis"><text:span text:style-name="T1"><text:tab/>As our group climbed the hill, the first thing that made it some what difficult, was the amount of </text:span></text:span><text:soft-page-break/><text:span text:style-name="Strong_20_Emphasis"><text:span text:style-name="T1">sand. Since this weekend was particularly dry, there was a lot of dust. Here I am literally eating sand at this point. It seemed like I had my throttle wide open and in second gear for awhile. The first third of the hill was nothing but deep sand the kind that sucks you in and doesn't let go. My only means of getting through the sand would be to use nothing but brute force, in second gear with the throttle wide open. Thick brush sticking out over the trail gave way to being open to an older forest with large trees. At this point, the trail quickly changed and its angle of ascent increased dramatically. The trail its self turned from being fairly flat and sandy, into a carved ditch about five feet wide and almost six feet deep in some spots. From here on I thought, “There's no turning back now,” or so I thought as I hardened my resolve to climb this beast. </text:span></text:span></text:p>
      <text:p text:style-name="P2"><text:span text:style-name="Strong_20_Emphasis"><text:span text:style-name="T1"><text:tab/>After about half way up the hill, my Dad was pretty much to the top. I was stuck behind the slower and less experienced Bob, and to top it off, he was riding a lighter but also slightly smaller in power bike (175cc, mine is 250cc). To keep my self afloat up the hill, I need to use more power and go faster. But as I chased on, Bob fell off his bike forcing me to stop in the middle of hill on the trail. Oh was I ever pissed, I jumped off my bike and ran to Bob to check if he was alright. The one place Bob decides to fall off and get stuck is probably the worst.</text:span></text:span></text:p>
      <text:p text:style-name="P2"><text:span text:style-name="Strong_20_Emphasis"><text:span text:style-name="T1"><text:tab/>The place we ended up getting stuck at was about four and a half feet wide and five and half feet deep of very lose deep sand. Bob had gotten his bike back up and started and was trying to climb again, but as he tried to climb, he only dug him self into the sand. I helped Bob dig his bike out of the sand and for the rest of the hill I helped him push the thing up to the top, as he gassed the hell out of it so it wouldn't get stuck. After that we got him to the top and rested for a moment; I return to my bike half way down the hill. After getting one bike unstuck, my Dad and I returned to my bike to get it out of the sand and up the hill. </text:span></text:span></text:p>
      <text:p text:style-name="P2"><text:span text:style-name="Strong_20_Emphasis"><text:span text:style-name="T1"><text:tab/>After I get my bike started and go to take off and of course what happens? I start digging my self in, so my Dad and I dug out the back tire by hand and yank the entire back of the bike up out of the </text:span></text:span><text:soft-page-break/><text:span text:style-name="Strong_20_Emphasis"><text:span text:style-name="T1">hole and up the hill. Trying to turn the bike around, I struggled pretty hard; at this point I was throughly exhausted from hiking up and down the hill digging bikes out and pushing them, and all on a day as hot as it was. I finally got the bike sideways and started rocking it back and forth and holding the front break to get the front facing down the hill. I told my Dad I'll be right back and headed down the hill to the very bottom and stopped. At this point I had to stop and drink almost half my water bottle. After pouring some water over my head and throwing my helmet back on, I took one last deep breathe and harden my resolve one last time knowing I have the entire hill to my self. </text:span></text:span></text:p>
      <text:p text:style-name="P2"><text:span text:style-name="Strong_20_Emphasis"><text:span text:style-name="T1"><text:tab/>I swung my leg over my bike and start it up. I took off slowly and left it at second gear knowing this time about a large portion of the trail. I went down the trail wide open, and with a kamikaze style of riding with no regard for my own safety, in a total state of concentration. I blow through the first part in what seemed like nothing. As I approached the mouth of this monstrous ditch, the trail quickly changed. The sand went from deep to deeper and loose, filled with large softball sized rocks and roots sticking out all over the place menacingly threatening to pop a tube. The angle of attack went from a simple rough 10 – 15</text:span></text:span><text:span text:style-name="Strong_20_Emphasis"><text:span text:style-name="T2">° grade and quickly rose to a 45° incline in a matter of feet. </text:span></text:span></text:p>
      <text:p text:style-name="P2"><text:span text:style-name="Strong_20_Emphasis"><text:span text:style-name="T2"><text:tab/>Now to the point of no return and the place I had originally gotten stuck at behind Bob. At this point I am excited beyond really what words can describe other then pure instinct of the moment. I found my self quickly remembering the details of the trail as I walked down it from the top; I started to analyze a path for my self which would be most suited for the situation. I quickly found my self entering a zigzag pattern up the trail riding up the sides of the ditch shaped trail avoiding rocks or roots along the way. At this point, I was standing up to ride and finely manipulating my throttle, breaks, and clutch for the perfect amount of grip, angle, suspension compression, height, center of mass, just to get from one small point on the trail to the next.</text:span></text:span></text:p>
      <text:p text:style-name="P2"><text:span text:style-name="Strong_20_Emphasis"><text:span text:style-name="T2"><text:tab/>The last 100 feet or so of the trail was difficult in its own right. I was approaching the top quickly, and found a spot where I could launch my bike into a better position on the trail avoiding some </text:span></text:span><text:soft-page-break/><text:span text:style-name="Strong_20_Emphasis"><text:span text:style-name="T2">roots. I landed nearly perfectly, having a blast. I went to take off and popped my clutch and wheelied. As I wheelied along, I hit a rock hiding under the sand, and it knocked me off balance; my foot slipped off the foot peg, leading to what's seen in the picture. The last leg of it was a relief as I was over the hump.</text:span></text:span></text:p>
      <text:p text:style-name="P2"><text:span text:style-name="Strong_20_Emphasis"><text:span text:style-name="T2"><text:tab/>Finally done with the climb, I was pretty tired, but I had to keep going for another fifty miles. It made me come to realize that given the proper motivation, I can over come just about any obstacle I would have considered far more difficult then it was. Just because of my lazy, sleepy, laid back appearance I can say that I'm not really that lazy, just poorly motivated depending on the situation and my level of wanting to complete the action at hand. As I had stated before, in the photo attached to this essay is very deceptive. It does little to describe what I really went through and had done leading up to the photo. The trial and error attitude of the situation, sand swallowing my bike, exhaustion, and then pushing my self to my limits in the photo. To say the least reviewing this experience has made me prouder of what I am capable of doing. Ive learned a few things about my self writing this and hope that some of you may have also learned something.</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line-height="200%"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Blackburn <text:page-number text:select-page="current">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ric Blackburn</meta:initial-creator>
    <meta:creation-date>2010-02-10T12:25:26</meta:creation-date>
    <meta:generator>OpenOffice.org/3.1$Linux OpenOffice.org_project/310m19$Build-9420</meta:generator>
    <dc:date>2010-02-26T17:28:17</dc:date>
    <dc:creator>Eric Blackburn</dc:creator>
    <meta:editing-duration>PT05H42M44S</meta:editing-duration>
    <meta:editing-cycles>19</meta:editing-cycles>
    <meta:document-statistic meta:table-count="0" meta:image-count="0" meta:object-count="0" meta:page-count="4" meta:paragraph-count="14" meta:word-count="1565" meta:character-count="7977"/>
  </office:meta>
</office:document-meta>
</file>